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xpVariableResolver.JaxpVariableResolver( EvaluationContext ectx , OXPath10ExpressionBPEL20 oxpath ,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xpVariableResolver.resolveVariable( QName variableNam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JaxpVariableResolver.getSimpleContent( Node simpleNode , QName typ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">
            <text:p text:style-name="Table_20_Contents">1</text:p>
          </table:table-cell>
          <table:table-cell office:value-type="float" office:value="36">
            <text:p text:style-name="Table_20_Contents">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